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@Microsoft YaHei UI" svg:font-family="'@Microsoft YaHei UI'"/>
    <style:font-face style:name="@Yu Gothic UI" svg:font-family="'@Yu Gothic UI'"/>
    <style:font-face style:name="Bahnschrift Light" svg:font-family="'Bahnschrift Light'"/>
    <style:font-face style:name="Calibri1" svg:font-family="Calibri"/>
    <style:font-face style:name="Noto Sans CJK TC" svg:font-family="'Noto Sans CJK TC'"/>
    <style:font-face style:name="sans-serif" svg:font-family="sans-serif"/>
    <style:font-face style:name="BIZ UDMincho Medium" svg:font-family="'BIZ UDMincho Medium'" style:font-family-generic="roman" style:font-pitch="fixed"/>
    <style:font-face style:name="Amiri Quran" svg:font-family="'Amiri Quran'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Light" svg:font-family="'Bahnschrift SemiLight'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2.9cm" fo:margin-right="-1.6cm" fo:margin-top="0.212cm" fo:margin-bottom="0.212cm" loext:contextual-spacing="false" fo:line-height="110%" fo:text-align="start" style:justify-single-word="false" fo:text-indent="0cm" style:auto-text-indent="false"/>
      <style:text-properties style:use-window-font-color="true" style:font-name="Arial Black" fo:font-size="14pt" fo:font-weight="normal" fo:background-color="transparent" style:font-name-asian="Calibri1" style:font-size-asian="14pt" style:font-name-complex="Calibri1" style:font-size-complex="14pt"/>
    </style:style>
    <style:style style:name="P2" style:family="paragraph" style:parent-style-name="Standard">
      <style:paragraph-properties fo:margin-left="-1.3cm" fo:margin-right="-1.6cm" fo:margin-top="0.212cm" fo:margin-bottom="0.212cm" loext:contextual-spacing="false" fo:line-height="110%" fo:text-align="justify" style:justify-single-word="false" fo:text-indent="0cm" style:auto-text-indent="false">
        <style:tab-stops>
          <style:tab-stop style:position="19.791cm"/>
        </style:tab-stops>
      </style:paragraph-properties>
      <style:text-properties fo:color="#808080" fo:font-size="14pt" officeooo:paragraph-rsid="000226e2" style:font-size-asian="14pt" style:font-size-complex="14pt"/>
    </style:style>
    <style:style style:name="P3" style:family="paragraph" style:parent-style-name="Standard">
      <style:paragraph-properties fo:margin-left="-1.3cm" fo:margin-right="-1.6cm" fo:margin-top="0.212cm" fo:margin-bottom="0.212cm" loext:contextual-spacing="false" fo:line-height="110%" fo:text-align="start" style:justify-single-word="false" fo:text-indent="0cm" style:auto-text-indent="false">
        <style:tab-stops>
          <style:tab-stop style:position="19.791cm"/>
        </style:tab-stops>
      </style:paragraph-properties>
      <style:text-properties fo:color="#000000" fo:font-size="14pt" fo:language="en" fo:country="US" officeooo:rsid="00040914" officeooo:paragraph-rsid="00040914" style:font-size-asian="14pt" style:font-size-complex="14pt"/>
    </style:style>
    <style:style style:name="P4" style:family="paragraph" style:parent-style-name="Standard">
      <style:paragraph-properties fo:margin-left="-1.3cm" fo:margin-right="-1.6cm" fo:margin-top="0.212cm" fo:margin-bottom="0.212cm" loext:contextual-spacing="false" fo:line-height="110%" fo:text-align="start" style:justify-single-word="false" fo:text-indent="0cm" style:auto-text-indent="false">
        <style:tab-stops>
          <style:tab-stop style:position="19.791cm"/>
        </style:tab-stops>
      </style:paragraph-properties>
      <style:text-properties fo:color="#000000" fo:font-size="14pt" fo:language="en" fo:country="US" officeooo:rsid="00040914" officeooo:paragraph-rsid="000450d8" style:font-size-asian="14pt" style:font-size-complex="14pt"/>
    </style:style>
    <style:style style:name="P5" style:family="paragraph" style:parent-style-name="Standard">
      <style:paragraph-properties fo:margin-left="-1.3cm" fo:margin-right="-1.6cm" fo:margin-top="0.212cm" fo:margin-bottom="0.212cm" loext:contextual-spacing="false" fo:line-height="110%" fo:text-align="start" style:justify-single-word="false" fo:text-indent="0cm" style:auto-text-indent="false">
        <style:tab-stops>
          <style:tab-stop style:position="19.791cm"/>
        </style:tab-stops>
      </style:paragraph-properties>
      <style:text-properties fo:color="#000000" fo:font-size="14pt" fo:language="en" fo:country="US" officeooo:rsid="000450d8" officeooo:paragraph-rsid="000450d8" style:font-size-asian="14pt" style:font-size-complex="14pt"/>
    </style:style>
    <style:style style:name="P6" style:family="paragraph" style:parent-style-name="Standard">
      <style:paragraph-properties fo:margin-left="-1.3cm" fo:margin-right="-1.6cm" fo:margin-top="0.212cm" fo:margin-bottom="0.212cm" loext:contextual-spacing="false" fo:line-height="110%" fo:text-align="center" style:justify-single-word="false" fo:text-indent="0cm" style:auto-text-indent="false">
        <style:tab-stops>
          <style:tab-stop style:position="19.791cm"/>
        </style:tab-stops>
      </style:paragraph-properties>
      <style:text-properties fo:color="#000000" fo:font-size="18pt" officeooo:paragraph-rsid="000226e2" style:font-size-asian="18pt" style:font-size-complex="18pt"/>
    </style:style>
    <style:style style:name="P7" style:family="paragraph" style:parent-style-name="Standard">
      <style:paragraph-properties fo:margin-left="-1.3cm" fo:margin-right="-1.6cm" fo:margin-top="0.212cm" fo:margin-bottom="0.212cm" loext:contextual-spacing="false" fo:line-height="110%" fo:text-align="center" style:justify-single-word="false" fo:text-indent="0cm" style:auto-text-indent="false">
        <style:tab-stops>
          <style:tab-stop style:position="19.791cm"/>
        </style:tab-stops>
      </style:paragraph-properties>
      <style:text-properties style:font-name="Bahnschrift SemiBold Condensed" fo:font-size="18pt" style:font-size-asian="18pt" style:font-size-complex="18pt"/>
    </style:style>
    <style:style style:name="T1" style:family="text">
      <style:text-properties style:use-window-font-color="true" fo:language="ru" fo:country="RU" fo:font-weight="normal" officeooo:rsid="000226e2" fo:background-color="transparent" loext:char-shading-value="0" style:font-name-asian="@Microsoft YaHei UI" style:font-name-complex="@Microsoft YaHei UI"/>
    </style:style>
    <style:style style:name="T2" style:family="text">
      <style:text-properties style:font-name="Bahnschrift SemiLight" fo:language="ru" fo:country="RU" fo:font-weight="normal" officeooo:rsid="000226e2" fo:background-color="transparent" loext:char-shading-value="0" style:font-name-asian="@Microsoft YaHei UI" style:font-name-complex="@Microsoft YaHei UI"/>
    </style:style>
    <style:style style:name="T3" style:family="text">
      <style:text-properties style:font-name="Bahnschrift SemiLight" fo:language="ru" fo:country="RU" fo:font-weight="normal" officeooo:rsid="00040914" fo:background-color="transparent" loext:char-shading-value="0" style:font-name-asian="@Microsoft YaHei UI" style:font-name-complex="@Microsoft YaHei UI"/>
    </style:style>
    <style:style style:name="T4" style:family="text">
      <style:text-properties style:font-name="Bahnschrift SemiLight" fo:language="ru" fo:country="RU" fo:font-weight="normal" officeooo:rsid="000450d8" fo:background-color="transparent" loext:char-shading-value="0" style:font-name-asian="@Microsoft YaHei UI" style:font-name-complex="@Microsoft YaHei UI"/>
    </style:style>
    <style:style style:name="T5" style:family="text">
      <style:text-properties style:font-name="Bahnschrift SemiBold Condensed" fo:language="ru" fo:country="RU" fo:font-weight="normal" fo:background-color="transparent" loext:char-shading-value="0" style:font-name-asian="@Microsoft YaHei UI" style:font-name-complex="@Microsoft YaHei UI"/>
    </style:style>
    <style:style style:name="T6" style:family="text">
      <style:text-properties style:font-name="Bahnschrift SemiBold Condensed" fo:language="ru" fo:country="RU" fo:font-weight="normal" officeooo:rsid="00040914" fo:background-color="transparent" loext:char-shading-value="0" style:font-name-asian="@Microsoft YaHei UI" style:font-name-complex="@Microsoft YaHei UI"/>
    </style:style>
    <style:style style:name="T7" style:family="text">
      <style:text-properties style:font-name="Bahnschrift SemiBold Condensed" fo:language="ru" fo:country="RU" fo:font-weight="normal" officeooo:rsid="000450d8" fo:background-color="transparent" loext:char-shading-value="0" style:font-name-asian="@Microsoft YaHei UI" style:font-name-complex="@Microsoft YaHei UI"/>
    </style:style>
    <style:style style:name="T8" style:family="text">
      <style:text-properties style:font-name="Bahnschrift SemiBold Condensed" fo:font-weight="normal" fo:background-color="transparent" loext:char-shading-value="0" style:font-name-asian="@Microsoft YaHei UI" style:font-name-complex="@Microsoft YaHei UI"/>
    </style:style>
    <style:style style:name="T9" style:family="text">
      <style:text-properties fo:color="#666666" style:font-name="Bahnschrift SemiLight" fo:language="ru" fo:country="RU" fo:font-weight="normal" fo:background-color="transparent" loext:char-shading-value="0" style:font-name-asian="@Microsoft YaHei UI" style:font-name-complex="@Microsoft YaHei UI"/>
    </style:style>
    <style:style style:name="T10" style:family="text">
      <style:text-properties fo:color="#666666" style:font-name="Bahnschrift SemiLight" fo:language="ru" fo:country="RU" fo:font-weight="normal" officeooo:rsid="000450d8" fo:background-color="transparent" loext:char-shading-value="0" style:font-name-asian="@Microsoft YaHei UI" style:font-name-complex="@Microsoft YaHei UI"/>
    </style:style>
    <style:style style:name="T11" style:family="text">
      <style:text-properties fo:color="#666666" style:font-name="Bahnschrift SemiBold Condensed" fo:language="ru" fo:country="RU" fo:font-weight="normal" fo:background-color="transparent" loext:char-shading-value="0" style:font-name-asian="@Microsoft YaHei UI" style:font-name-complex="@Microsoft YaHei U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Тайны мглы</text:span></text:p>
      <text:p text:style-name="P2"><text:span text:style-name="T2">Сюжет игры основан на прохождении различных миссий, испытаний и поручений. Действия игры разворачиваются в одном из городов северной страны. Несколько лет назад мир накрыла снежная мгла, </text:span><text:span text:style-name="T3">от которой погибло около 70% населения планеты. Главному герою игры предстоит выяснить причину изменения Мировой мглы, накрывшую в</text:span><text:span text:style-name="T4">сю планету</text:span><text:span text:style-name="T3">...</text:span><text:span text:style-name="T2"> </text:span></text:p>
      <text:p text:style-name="P6"><text:span text:style-name="T2"><text:s/></text:span><text:span text:style-name="T6">Техническое задание</text:span></text:p>
      <text:p text:style-name="P3"><text:span text:style-name="T8">1. </text:span><text:span text:style-name="T5">Графический движок. </text:span><text:span text:style-name="T9">В игре используется, разработанный нами изометрический алгоритм для выведения объектов на экран, а также отображения дополнительной информации.</text:span></text:p>
      <text:p text:style-name="P3"><text:span text:style-name="T5">2. Текстуры и спрайты.</text:span><text:span text:style-name="T11"> </text:span><text:span text:style-name="T9">Необходимо нарисовать как можно больше самых разнообразных текстур и спрайтов, для создания атмосферы игры и сюжета.</text:span></text:p>
      <text:p text:style-name="P4"><text:span text:style-name="T7">3</text:span><text:span text:style-name="T5">. </text:span><text:span text:style-name="T7">Карта</text:span><text:span text:style-name="T5">.</text:span><text:span text:style-name="T11"> </text:span><text:span text:style-name="T10">Разработка новых карт будет осуществляться при помощи специального алгоритма, который преобразует, введённую разработчиком информацию, в понятную для движка инструкцию.</text:span></text:p>
      <text:p text:style-name="P4"><text:span text:style-name="T7">4</text:span><text:span text:style-name="T5">. </text:span><text:span text:style-name="T7">Сюжет</text:span><text:span text:style-name="T5">.</text:span><text:span text:style-name="T11"> </text:span><text:span text:style-name="T10">Для разработки сюжета игры будет выбрана специальная структура кода, при помощи которой, новую миссию можно будет «собрать» за несколько десятков минут.</text:span></text:p>
      <text:p text:style-name="P5"><text:span text:style-name="T10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@Microsoft YaHei UI" svg:font-family="'@Microsoft YaHei UI'"/>
    <style:font-face style:name="@Yu Gothic UI" svg:font-family="'@Yu Gothic UI'"/>
    <style:font-face style:name="Bahnschrift Light" svg:font-family="'Bahnschrift Light'"/>
    <style:font-face style:name="Calibri1" svg:font-family="Calibri"/>
    <style:font-face style:name="Noto Sans CJK TC" svg:font-family="'Noto Sans CJK TC'"/>
    <style:font-face style:name="sans-serif" svg:font-family="sans-serif"/>
    <style:font-face style:name="BIZ UDMincho Medium" svg:font-family="'BIZ UDMincho Medium'" style:font-family-generic="roman" style:font-pitch="fixed"/>
    <style:font-face style:name="Amiri Quran" svg:font-family="'Amiri Quran'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Light" svg:font-family="'Bahnschrift SemiLight'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7T15:42:49.789000000</dc:date>
    <meta:editing-duration>PT3M24S</meta:editing-duration>
    <meta:editing-cycles>1</meta:editing-cycles>
    <meta:document-statistic meta:table-count="0" meta:image-count="0" meta:object-count="0" meta:page-count="1" meta:paragraph-count="7" meta:word-count="133" meta:character-count="1006" meta:non-whitespace-character-count="878"/>
    <meta:generator>Neat_Office/6.2.8.2$Windows_x86 LibreOffice_project/</meta:generator>
  </office:meta>
</office:document-meta>
</file>